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US" officeooo:rsid="000722e6" officeooo:paragraph-rsid="000722e6"/>
    </style:style>
    <style:style style:name="P2" style:family="paragraph" style:parent-style-name="Text_20_body">
      <style:paragraph-properties fo:text-align="end" style:justify-single-word="false"/>
      <style:text-properties fo:language="en" fo:country="US" officeooo:rsid="000722e6" officeooo:paragraph-rsid="000722e6"/>
    </style:style>
    <style:style style:name="P3" style:family="paragraph" style:parent-style-name="Text_20_body">
      <style:text-properties officeooo:rsid="0008b3c2" officeooo:paragraph-rsid="0008b3c2"/>
    </style:style>
    <style:style style:name="P4" style:family="paragraph" style:parent-style-name="Text_20_body">
      <style:text-properties officeooo:rsid="000c1772" officeooo:paragraph-rsid="000c1772"/>
    </style:style>
    <style:style style:name="P5" style:family="paragraph" style:parent-style-name="Text_20_body">
      <style:text-properties officeooo:rsid="000df903" officeooo:paragraph-rsid="000df903"/>
    </style:style>
    <style:style style:name="P6" style:family="paragraph" style:parent-style-name="Text_20_body">
      <style:text-properties officeooo:rsid="000fa881" officeooo:paragraph-rsid="000fa881"/>
    </style:style>
    <style:style style:name="P7" style:family="paragraph" style:parent-style-name="Text_20_body">
      <style:text-properties officeooo:rsid="001093ab" officeooo:paragraph-rsid="001093ab"/>
    </style:style>
    <style:style style:name="P8" style:family="paragraph" style:parent-style-name="Text_20_body">
      <style:text-properties officeooo:rsid="00137322" officeooo:paragraph-rsid="00137322"/>
    </style:style>
    <style:style style:name="P9" style:family="paragraph" style:parent-style-name="Text_20_body">
      <style:text-properties officeooo:rsid="00150edc" officeooo:paragraph-rsid="00150edc"/>
    </style:style>
    <style:style style:name="P10" style:family="paragraph" style:parent-style-name="Text_20_body">
      <style:text-properties officeooo:rsid="00170135" officeooo:paragraph-rsid="00170135"/>
    </style:style>
    <style:style style:name="P11" style:family="paragraph" style:parent-style-name="Heading_20_1">
      <style:text-properties officeooo:rsid="000722e6" officeooo:paragraph-rsid="000722e6"/>
    </style:style>
    <style:style style:name="P12" style:family="paragraph" style:parent-style-name="Standard">
      <style:text-properties fo:language="en" fo:country="US" officeooo:rsid="000722e6" officeooo:paragraph-rsid="000722e6"/>
    </style:style>
    <style:style style:name="P13" style:family="paragraph" style:parent-style-name="Text_20_body">
      <style:text-properties officeooo:rsid="0011f27a" officeooo:paragraph-rsid="001d7a95"/>
    </style:style>
    <style:style style:name="P14" style:family="paragraph" style:parent-style-name="Text_20_body" style:list-style-name="L1"/>
    <style:style style:name="P15" style:family="paragraph" style:parent-style-name="Text_20_body" style:list-style-name="L1">
      <style:paragraph-properties fo:margin-top="0cm" fo:margin-bottom="0cm" style:contextual-spacing="false"/>
    </style:style>
    <style:style style:name="P16" style:family="paragraph" style:parent-style-name="Text_20_body" style:list-style-name="L2"/>
    <style:style style:name="P17" style:family="paragraph" style:parent-style-name="Text_20_body" style:list-style-name="L2">
      <style:paragraph-properties fo:margin-top="0cm" fo:margin-bottom="0cm" style:contextual-spacing="false"/>
    </style:style>
    <style:style style:name="P18" style:family="paragraph" style:parent-style-name="Text_20_body" style:list-style-name="L3"/>
    <style:style style:name="P19" style:family="paragraph" style:parent-style-name="Text_20_body" style:list-style-name="L3">
      <style:paragraph-properties fo:margin-top="0cm" fo:margin-bottom="0cm" style:contextual-spacing="false"/>
    </style:style>
    <style:style style:name="P20" style:family="paragraph" style:parent-style-name="Text_20_body" style:list-style-name="L4"/>
    <style:style style:name="P21" style:family="paragraph" style:parent-style-name="Text_20_body" style:list-style-name="L4">
      <style:paragraph-properties fo:margin-top="0cm" fo:margin-bottom="0cm" style:contextual-spacing="false"/>
    </style:style>
    <style:style style:name="P22" style:family="paragraph" style:parent-style-name="Text_20_body" style:list-style-name="L5"/>
    <style:style style:name="P23" style:family="paragraph" style:parent-style-name="Text_20_body" style:list-style-name="L5">
      <style:paragraph-properties fo:margin-top="0cm" fo:margin-bottom="0cm" style:contextual-spacing="false"/>
    </style:style>
    <style:style style:name="P24" style:family="paragraph" style:parent-style-name="Text_20_body" style:list-style-name="L6"/>
    <style:style style:name="P25" style:family="paragraph" style:parent-style-name="Text_20_body" style:list-style-name="L6">
      <style:paragraph-properties fo:margin-top="0cm" fo:margin-bottom="0cm" style:contextual-spacing="false"/>
    </style:style>
    <style:style style:name="P26" style:family="paragraph" style:parent-style-name="Text_20_body" style:list-style-name="L7"/>
    <style:style style:name="P27" style:family="paragraph" style:parent-style-name="Text_20_body" style:list-style-name="L7">
      <style:paragraph-properties fo:margin-top="0cm" fo:margin-bottom="0cm" style:contextual-spacing="false"/>
    </style:style>
    <style:style style:name="P28" style:family="paragraph" style:parent-style-name="Text_20_body" style:list-style-name="L8"/>
    <style:style style:name="P29" style:family="paragraph" style:parent-style-name="Text_20_body" style:list-style-name="L8">
      <style:paragraph-properties fo:margin-top="0cm" fo:margin-bottom="0cm" style:contextual-spacing="false"/>
    </style:style>
    <style:style style:name="P30" style:family="paragraph" style:parent-style-name="Text_20_body" style:list-style-name="L9"/>
    <style:style style:name="P31" style:family="paragraph" style:parent-style-name="Text_20_body" style:list-style-name="L9">
      <style:paragraph-properties fo:margin-top="0cm" fo:margin-bottom="0cm" style:contextual-spacing="false"/>
    </style:style>
    <style:style style:name="P32" style:family="paragraph" style:parent-style-name="Text_20_body" style:list-style-name="L10"/>
    <style:style style:name="P33" style:family="paragraph" style:parent-style-name="Text_20_body" style:list-style-name="L10">
      <style:paragraph-properties fo:margin-top="0cm" fo:margin-bottom="0cm" style:contextual-spacing="false"/>
    </style:style>
    <style:style style:name="P34" style:family="paragraph" style:parent-style-name="Text_20_body" style:list-style-name="L13">
      <style:text-properties officeooo:rsid="001093ab" officeooo:paragraph-rsid="0018cf2b"/>
    </style:style>
    <style:style style:name="P35" style:family="paragraph" style:parent-style-name="Text_20_body" style:list-style-name="L13">
      <style:text-properties officeooo:paragraph-rsid="0018cf2b"/>
    </style:style>
    <style:style style:name="P36" style:family="paragraph" style:parent-style-name="Text_20_body" style:list-style-name="L14">
      <style:text-properties officeooo:paragraph-rsid="001be4ef"/>
    </style:style>
    <style:style style:name="P37" style:family="paragraph" style:parent-style-name="Text_20_body">
      <style:text-properties officeooo:rsid="001be4ef" officeooo:paragraph-rsid="001be4ef"/>
    </style:style>
    <style:style style:name="P38" style:family="paragraph" style:parent-style-name="Text_20_body">
      <style:text-properties officeooo:rsid="000fa881" officeooo:paragraph-rsid="000fa881"/>
    </style:style>
    <style:style style:name="P39" style:family="paragraph" style:parent-style-name="Text_20_body">
      <style:text-properties officeooo:rsid="001d7a95" officeooo:paragraph-rsid="001d7a95"/>
    </style:style>
    <style:style style:name="P40" style:family="paragraph" style:parent-style-name="Text_20_body" style:list-style-name="L15">
      <style:text-properties officeooo:paragraph-rsid="001d7a95"/>
    </style:style>
    <style:style style:name="P41" style:family="paragraph" style:parent-style-name="Text_20_body">
      <style:text-properties officeooo:rsid="00137322" officeooo:paragraph-rsid="00137322"/>
    </style:style>
    <style:style style:name="T1" style:family="text">
      <style:text-properties fo:font-weight="normal" style:font-weight-asian="normal" style:font-weight-complex="normal"/>
    </style:style>
    <style:style style:name="T2" style:family="text">
      <style:text-properties fo:language="es" fo:country="ES"/>
    </style:style>
    <style:style style:name="T3" style:family="text">
      <style:text-properties officeooo:rsid="0008b3c2"/>
    </style:style>
    <style:style style:name="T4" style:family="text">
      <style:text-properties officeooo:rsid="000c1772"/>
    </style:style>
    <style:style style:name="T5" style:family="text">
      <style:text-properties officeooo:rsid="0011f27a"/>
    </style:style>
    <style:style style:name="T6" style:family="text">
      <style:text-properties fo:font-weight="bold" style:font-weight-asian="bold" style:font-weight-complex="bold"/>
    </style:style>
    <style:style style:name="T7" style:family="text">
      <style:text-properties officeooo:rsid="001093ab"/>
    </style:style>
    <style:style style:name="T8" style:family="text">
      <style:text-properties officeooo:rsid="0018cf2b"/>
    </style:style>
    <style:style style:name="T9" style:family="text">
      <style:text-properties fo:language="ru" fo:country="RU" officeooo:rsid="001be4ef"/>
    </style:style>
    <style:style style:name="T10" style:family="text">
      <style:text-properties fo:language="en" fo:country="US" officeooo:rsid="001be4ef"/>
    </style:style>
    <style:style style:name="T11" style:family="text">
      <style:text-properties officeooo:rsid="001d7a9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tificial Vision and Pattern Recognition</text:p>
      <text:p text:style-name="Subtitle">Assignment #2: Action Recognition From Still Images Using Deep Learning Networks</text:p>
      <text:p text:style-name="P2">Mark Safr<text:span text:style-name="T2">ónov</text:span></text:p>
      <text:p text:style-name="P2">MESIIA 2024-2025</text:p>
      <text:h text:style-name="P11" text:outline-level="1">The task</text:h>
      <text:p text:style-name="P3">Given the dataset in [1], <text:span text:style-name="T4">we need to build two image classifiers for the image classes mentioned in this dataset.</text:span></text:p>
      <text:p text:style-name="P4">One classifier should be a custom-build CNN network, second classifier should be based on a pretrained model like ResNet, Googlenet, VGG, MobileNet.</text:p>
      <text:h text:style-name="Heading_20_1" text:outline-level="1">Data preparation</text:h>
      <text:p text:style-name="P5">We transform the original dataset into the format readable by the built-in methods from Pytorch, namely, the <text:a xlink:type="simple" xlink:href="https://pytorch.org/vision/main/generated/torchvision.datasets.ImageFolder.html" text:style-name="Internet_20_link" text:visited-style-name="Visited_20_Internet_20_Link">torchvision.datasets.ImageFolder</text:a><text:note text:id="ftn1" text:note-class="footnote"><text:note-citation>1</text:note-citation><text:note-body><text:p text:style-name="Footnote"><text:a xlink:type="simple" xlink:href="https://pytorch.org/vision/main/generated/torchvision.datasets.ImageFolder.html" text:style-name="Internet_20_link" text:visited-style-name="Visited_20_Internet_20_Link">https://pytorch.org/vision/main/generated/torchvision.datasets.ImageFolder.html</text:a> </text:p></text:note-body></text:note> class.</text:p>
      <text:h text:style-name="Heading_20_2" text:outline-level="2">Train-test split</text:h>
      <text:p text:style-name="P6">The original dataset already includes the suggested train/test split. However, it’s a bit unconventional, as there’s exactly 100 train images for each image class, and arbitrary amount of test ones, sometimes less than that, sometimes a lot more. So, <text:span text:style-name="T6">we prepare two datasets out of the original one</text:span>.</text:p>
      <text:p text:style-name="P6"><text:span text:style-name="T6">The first dataset</text:span> will be called “given splits”, and it will be split to train/test data according to the suggestions from the Stanford paper.</text:p>
      <text:p text:style-name="P6"><text:span text:style-name="T6">The second dataset</text:span> will contain images split to train and test datasets at random with the classic 80:20 split.</text:p>
      <text:h text:style-name="Heading_20_2" text:outline-level="2">Images normalization</text:h>
      <text:p text:style-name="P7">Preliminary analysis of the images in the dataset uncovered the following statistics:</text:p>
      <text:list text:style-name="L13">
        <text:list-item>
          <text:p text:style-name="P35"><text:span text:style-name="T7">Max Width: 997</text:span></text:p>
        </text:list-item>
        <text:list-item>
          <text:p text:style-name="P35"><text:span text:style-name="T7">Max Height: 965</text:span></text:p>
        </text:list-item>
        <text:list-item>
          <text:p text:style-name="P35"><text:span text:style-name="T7">Min Width: 200</text:span></text:p>
        </text:list-item>
        <text:list-item>
          <text:p text:style-name="P35"><text:span text:style-name="T7">Min Height: 200</text:span></text:p>
        </text:list-item>
        <text:list-item>
          <text:p text:style-name="P35"><text:soft-page-break/><text:span text:style-name="T7">Average Width: 424.82364666386906,</text:span></text:p>
        </text:list-item>
        <text:list-item>
          <text:p text:style-name="P35"><text:span text:style-name="T7">Average Height: 396.36372219890893</text:span></text:p>
        </text:list-item>
        <text:list-item>
          <text:p text:style-name="P34">Median Width: 400.0</text:p>
        </text:list-item>
        <text:list-item>
          <text:p text:style-name="P34">Median Height: 400.0</text:p>
        </text:list-item>
        <text:list-item>
          <text:p text:style-name="P34">Mean <text:span text:style-name="T8">RGB values</text:span>: [119.40268332, 112.331025, 102.14789407],</text:p>
        </text:list-item>
        <text:list-item>
          <text:p text:style-name="P34">S<text:span text:style-name="T8">tandard deviation of RGB values</text:span>: [63.13785612, 61.05932064, 61.90802032]</text:p>
        </text:list-item>
      </text:list>
      <text:p text:style-name="P7">We have surprisingly consistent median for the sizes so this will be the basis for resizing the images. We will resize/crop the images to 400×400 pixels in size.</text:p>
      <text:p text:style-name="P7">The mean and <text:span text:style-name="T8">the standard deviation</text:span> will be used for normalizing the color channels. The data above is the raw value, on the scale of 0..255, we’ll need to <text:span text:style-name="T5">convert it to the range 0..1</text:span><text:span text:style-name="T9">, </text:span><text:span text:style-name="T10">which gives us the following normalization coefficients:</text:span></text:p>
      <text:list text:style-name="L14">
        <text:list-item>
          <text:p text:style-name="P36"><text:span text:style-name="T7">Mean: [0.46824582, 0.44051382, 0.40057998]</text:span></text:p>
        </text:list-item>
        <text:list-item>
          <text:p text:style-name="P36"><text:span text:style-name="T7">Std: [0.24759944, 0.23944832, 0.24277655]</text:span></text:p>
        </text:list-item>
      </text:list>
      <text:p text:style-name="P37">It is very close to the standard ImageNet normalization coefficients, but is different enough (around 10% difference) to use it instead of ImageNet ones.</text:p>
      <text:h text:style-name="Heading_20_2" text:outline-level="2">Bounding boxes</text:h>
      <text:p text:style-name="P39">Provided dataset includes not only the images, but also the metadata about the bounding boxes for the locations of people performing the actions on the images. It is assumed that using these bounding boxes will help increase accuracy of classification.</text:p>
      <text:p text:style-name="P13">We’ll use bounding boxes in two ways:</text:p>
      <text:list text:style-name="L15">
        <text:list-item>
          <text:p text:style-name="P40"><text:span text:style-name="T5">as hints for resizing the inputs – </text:span><text:span text:style-name="T11">every image before using in training will be cropped to the provided bounding box. This will eliminate the context on the source image, which may or may not influence the accuracy.</text:span></text:p>
        </text:list-item>
        <text:list-item>
          <text:p text:style-name="P40"><text:span text:style-name="T11">a</text:span><text:span text:style-name="T5">s bitmap masks built-in to the images themselves. </text:span><text:span text:style-name="T11">This will require us to modify all the models to use 4-channel images instead of 3-channel ones.</text:span></text:p>
        </text:list-item>
      </text:list>
      <text:p text:style-name="P39">As such, we’ll check three different cases: raw source images, images cropped to the provided bounding boxes and images which include the bounding box as a bitmap mask in the fourth “color” channel.</text:p>
      <text:h text:style-name="Heading_20_1" text:outline-level="1">CNN model definition</text:h>
      <text:p text:style-name="P8">We’ll, thus, check the following configurations:</text:p>
      <text:p text:style-name="P8">1. given split, random split</text:p>
      <text:p text:style-name="P8">2. source images, bounding box-cropped, 4-channel images</text:p>
      <text:p text:style-name="P8">3. custom CNN, resnet101</text:p>
      <text:p text:style-name="P39">4. input data augmentation and no augmentation</text:p>
      <text:p text:style-name="P8"><text:soft-page-break/></text:p>
      <text:p text:style-name="P8">For 4-channel images we’ll need to use a fully customized pipeline: a custom data loader, and a customized model.</text:p>
      <text:p text:style-name="P8">For cropped images we’ll need to only use a custom data loader which crops the images</text:p>
      <text:p text:style-name="P8"/>
      <text:p text:style-name="P9">Construction of the CNN was tool-assisted. The OpenAI’s ChatGPT 4o has been used. The following are the explanations given by 4o about the design decisions:</text:p>
      <text:p text:style-name="P9"/>
      <text:p text:style-name="P9"/>
      <text:p text:style-name="P9">The custom CNN architecture I suggested is inspired by principles and practices that have been established in the field of deep learning through various seminal research papers and widely adopted textbooks. While there isn't a single "definitive source" that outlines the exact architecture I provided, you can refer to several foundational and practical resources to understand why the design choices (e.g., layer arrangement, kernel sizes, and pooling) are effective.</text:p>
      <text:p text:style-name="Text_20_body">Here are some recommended resources and the relevant insights they offer:</text:p>
      <text:p text:style-name="Horizontal_20_Line"/>
      <text:h text:style-name="Heading_20_3" text:outline-level="3"><text:span text:style-name="Strong_20_Emphasis">1. Key Papers</text:span></text:h>
      <text:h text:style-name="Heading_20_4" text:outline-level="4"><text:span text:style-name="Strong_20_Emphasis">AlexNet (Krizhevsky et al., 2012)</text:span></text:h>
      <text:list text:style-name="L1">
        <text:list-item>
          <text:p text:style-name="P15"><text:span text:style-name="Strong_20_Emphasis">Paper:</text:span> <text:a xlink:type="simple" xlink:href="https://proceedings.neurips.cc/paper/2012/file/c399862d3b9d6b76c8436e924a68c45b-Paper.pdf" text:style-name="Internet_20_link" text:visited-style-name="Visited_20_Internet_20_Link">"ImageNet Classification with Deep Convolutional Neural Networks"</text:a> </text:p>
        </text:list-item>
        <text:list-item>
          <text:p text:style-name="P15"><text:span text:style-name="Strong_20_Emphasis">Relevance:</text:span> </text:p>
          <text:list>
            <text:list-item>
              <text:p text:style-name="P15">Demonstrates the power of deep convolutional networks for image classification. </text:p>
            </text:list-item>
            <text:list-item>
              <text:p text:style-name="P15">Introduces the use of multiple convolutional and pooling layers followed by fully connected layers. </text:p>
            </text:list-item>
            <text:list-item>
              <text:p text:style-name="P15">Discusses kernel sizes (e.g., 3x3) and the use of ReLU activations. </text:p>
            </text:list-item>
          </text:list>
        </text:list-item>
        <text:list-item>
          <text:p text:style-name="P14"><text:span text:style-name="Strong_20_Emphasis">How It Relates:</text:span> The custom CNN mirrors AlexNet's use of stacked convolutional layers, pooling for spatial reduction, and fully connected layers for classification. </text:p>
        </text:list-item>
      </text:list>
      <text:h text:style-name="Heading_20_4" text:outline-level="4"><text:span text:style-name="Strong_20_Emphasis">VGGNet (Simonyan &amp; Zisserman, 2014)</text:span></text:h>
      <text:list text:style-name="L2">
        <text:list-item>
          <text:p text:style-name="P17"><text:span text:style-name="Strong_20_Emphasis">Paper:</text:span> <text:a xlink:type="simple" xlink:href="https://arxiv.org/abs/1409.1556" text:style-name="Internet_20_link" text:visited-style-name="Visited_20_Internet_20_Link">"Very Deep Convolutional Networks for Large-Scale Image Recognition"</text:a> </text:p>
        </text:list-item>
        <text:list-item>
          <text:p text:style-name="P17"><text:span text:style-name="Strong_20_Emphasis">Relevance:</text:span> </text:p>
          <text:list>
            <text:list-item>
              <text:p text:style-name="P17">Advocates for small convolutional kernels (e.g., 3x3) stacked deeper to capture complex features. </text:p>
            </text:list-item>
            <text:list-item>
              <text:p text:style-name="P17">Uses pooling layers for spatial reduction. </text:p>
            </text:list-item>
            <text:list-item>
              <text:p text:style-name="P17">Employs fully connected layers for final classification. </text:p>
            </text:list-item>
          </text:list>
        </text:list-item>
        <text:list-item>
          <text:p text:style-name="P16"><text:span text:style-name="Strong_20_Emphasis">How It Relates:</text:span> The architecture uses 3x3 convolutions and progressively increases the number of filters, following the principles of VGGNet. </text:p>
        </text:list-item>
      </text:list>
      <text:h text:style-name="Heading_20_4" text:outline-level="4"><text:span text:style-name="Strong_20_Emphasis">ResNet (He et al., 2015)</text:span></text:h>
      <text:list text:style-name="L3">
        <text:list-item>
          <text:p text:style-name="P19"><text:span text:style-name="Strong_20_Emphasis">Paper:</text:span> <text:a xlink:type="simple" xlink:href="https://arxiv.org/abs/1512.03385" text:style-name="Internet_20_link" text:visited-style-name="Visited_20_Internet_20_Link">"Deep Residual Learning for Image Recognition"</text:a> </text:p>
        </text:list-item>
        <text:list-item>
          <text:p text:style-name="P19"><text:span text:style-name="Strong_20_Emphasis">Relevance:</text:span> </text:p>
          <text:list>
            <text:list-item>
              <text:p text:style-name="P19"><text:soft-page-break/>Introduces residual connections to train very deep networks effectively. </text:p>
            </text:list-item>
            <text:list-item>
              <text:p text:style-name="P19">Discusses the importance of efficient downsampling (e.g., pooling). </text:p>
            </text:list-item>
            <text:list-item>
              <text:p text:style-name="P19">Demonstrates the utility of progressively increasing the number of filters. </text:p>
            </text:list-item>
          </text:list>
        </text:list-item>
        <text:list-item>
          <text:p text:style-name="P18"><text:span text:style-name="Strong_20_Emphasis">How It Relates:</text:span> While the custom CNN does not include residual connections, it adopts the idea of increasing the depth and number of channels progressively. </text:p>
        </text:list-item>
      </text:list>
      <text:p text:style-name="Horizontal_20_Line"/>
      <text:h text:style-name="Heading_20_3" text:outline-level="3"><text:span text:style-name="Strong_20_Emphasis">2. Textbooks</text:span></text:h>
      <text:h text:style-name="Heading_20_4" text:outline-level="4"><text:span text:style-name="Strong_20_Emphasis">Deep Learning by Ian Goodfellow, Yoshua Bengio, and Aaron Courville</text:span></text:h>
      <text:list text:style-name="L4">
        <text:list-item>
          <text:p text:style-name="P21"><text:span text:style-name="Strong_20_Emphasis">Book:</text:span> <text:a xlink:type="simple" xlink:href="https://www.deeplearningbook.org/" text:style-name="Internet_20_link" text:visited-style-name="Visited_20_Internet_20_Link">Deep Learning (MIT Press, 2016)</text:a> </text:p>
        </text:list-item>
        <text:list-item>
          <text:p text:style-name="P21"><text:span text:style-name="Strong_20_Emphasis">Relevance:</text:span> </text:p>
          <text:list>
            <text:list-item>
              <text:p text:style-name="P21">Chapters on convolutional networks provide detailed explanations of layer types, pooling, activation functions, and spatial hierarchy. </text:p>
            </text:list-item>
            <text:list-item>
              <text:p text:style-name="P21">Offers insights into why convolutional architectures work well for image data. </text:p>
            </text:list-item>
          </text:list>
        </text:list-item>
        <text:list-item>
          <text:p text:style-name="P20"><text:span text:style-name="Strong_20_Emphasis">How It Relates:</text:span> This book explains the reasoning behind convolutional layer stacks, pooling for spatial hierarchy, and fully connected layers. </text:p>
        </text:list-item>
      </text:list>
      <text:h text:style-name="Heading_20_4" text:outline-level="4"><text:span text:style-name="Strong_20_Emphasis">Dive Into Deep Learning by Aston Zhang et al.</text:span></text:h>
      <text:list text:style-name="L5">
        <text:list-item>
          <text:p text:style-name="P23"><text:span text:style-name="Strong_20_Emphasis">Book (Free Online):</text:span> <text:a xlink:type="simple" xlink:href="https://d2l.ai/" text:style-name="Internet_20_link" text:visited-style-name="Visited_20_Internet_20_Link">Dive Into Deep Learning</text:a> </text:p>
        </text:list-item>
        <text:list-item>
          <text:p text:style-name="P23"><text:span text:style-name="Strong_20_Emphasis">Relevance:</text:span> </text:p>
          <text:list>
            <text:list-item>
              <text:p text:style-name="P23">Practical, hands-on guide to designing and training CNNs. </text:p>
            </text:list-item>
            <text:list-item>
              <text:p text:style-name="P23">Discusses common architectures like AlexNet, VGG, and ResNet in detail. </text:p>
            </text:list-item>
            <text:list-item>
              <text:p text:style-name="P23">Explains why convolutional layers, pooling, and dropout are used in modern architectures. </text:p>
            </text:list-item>
          </text:list>
        </text:list-item>
        <text:list-item>
          <text:p text:style-name="P22"><text:span text:style-name="Strong_20_Emphasis">How It Relates:</text:span> Covers many of the principles behind the custom CNN, such as 3x3 kernels, pooling layers, and increasing the number of filters. </text:p>
        </text:list-item>
      </text:list>
      <text:h text:style-name="Heading_20_4" text:outline-level="4"><text:span text:style-name="Strong_20_Emphasis">Neural Networks and Deep Learning by Michael Nielsen</text:span></text:h>
      <text:list text:style-name="L6">
        <text:list-item>
          <text:p text:style-name="P25"><text:span text:style-name="Strong_20_Emphasis">Book:</text:span> <text:a xlink:type="simple" xlink:href="http://neuralnetworksanddeeplearning.com/" text:style-name="Internet_20_link" text:visited-style-name="Visited_20_Internet_20_Link">Neural Networks and Deep Learning</text:a> </text:p>
        </text:list-item>
        <text:list-item>
          <text:p text:style-name="P25"><text:span text:style-name="Strong_20_Emphasis">Relevance:</text:span> </text:p>
          <text:list>
            <text:list-item>
              <text:p text:style-name="P25">Explains convolutional layers and their role in hierarchical feature learning. </text:p>
            </text:list-item>
            <text:list-item>
              <text:p text:style-name="P25">Discusses how pooling layers reduce computational complexity and overfitting. </text:p>
            </text:list-item>
          </text:list>
        </text:list-item>
        <text:list-item>
          <text:p text:style-name="P24"><text:span text:style-name="Strong_20_Emphasis">How It Relates:</text:span> Provides foundational understanding of the design of convolutional architectures. </text:p>
        </text:list-item>
      </text:list>
      <text:p text:style-name="Horizontal_20_Line"/>
      <text:h text:style-name="Heading_20_3" text:outline-level="3"><text:span text:style-name="Strong_20_Emphasis">3. Tutorials and Practical References</text:span></text:h>
      <text:h text:style-name="Heading_20_4" text:outline-level="4"><text:span text:style-name="Strong_20_Emphasis">Stanford CS231n: Convolutional Neural Networks for Visual Recognition</text:span></text:h>
      <text:list text:style-name="L7">
        <text:list-item>
          <text:p text:style-name="P27"><text:span text:style-name="Strong_20_Emphasis">Course Website:</text:span> <text:a xlink:type="simple" xlink:href="http://cs231n.stanford.edu/" text:style-name="Internet_20_link" text:visited-style-name="Visited_20_Internet_20_Link">CS231n: Deep Learning for Computer Vision</text:a> </text:p>
        </text:list-item>
        <text:list-item>
          <text:p text:style-name="P27"><text:span text:style-name="Strong_20_Emphasis">Relevance:</text:span> </text:p>
          <text:list>
            <text:list-item>
              <text:p text:style-name="P27">Lecture notes and assignments provide an in-depth exploration of CNN design. </text:p>
            </text:list-item>
            <text:list-item>
              <text:p text:style-name="P27">Explains key principles like receptive fields, filter sizes, and pooling. </text:p>
            </text:list-item>
            <text:list-item>
              <text:p text:style-name="P27">Discusses trade-offs in network depth and complexity. </text:p>
            </text:list-item>
          </text:list>
        </text:list-item>
        <text:list-item>
          <text:p text:style-name="P26"><text:soft-page-break/><text:span text:style-name="Strong_20_Emphasis">How It Relates:</text:span> The concepts of progressively increasing filters and using pooling for downsampling are directly derived from this course. </text:p>
        </text:list-item>
      </text:list>
      <text:h text:style-name="Heading_20_4" text:outline-level="4"><text:span text:style-name="Strong_20_Emphasis">PyTorch Tutorials</text:span></text:h>
      <text:list text:style-name="L8">
        <text:list-item>
          <text:p text:style-name="P29"><text:span text:style-name="Strong_20_Emphasis">Website:</text:span> <text:a xlink:type="simple" xlink:href="https://pytorch.org/tutorials/" text:style-name="Internet_20_link" text:visited-style-name="Visited_20_Internet_20_Link">PyTorch Documentation and Tutorials</text:a> </text:p>
        </text:list-item>
        <text:list-item>
          <text:p text:style-name="P29"><text:span text:style-name="Strong_20_Emphasis">Relevance:</text:span> </text:p>
          <text:list>
            <text:list-item>
              <text:p text:style-name="P29">Practical examples of designing and implementing custom CNNs. </text:p>
            </text:list-item>
            <text:list-item>
              <text:p text:style-name="P29">Tutorials often focus on tasks like classification, object detection, and transfer learning. </text:p>
            </text:list-item>
          </text:list>
        </text:list-item>
        <text:list-item>
          <text:p text:style-name="P28"><text:span text:style-name="Strong_20_Emphasis">How It Relates:</text:span> Provides practical implementations of architectures similar to the suggested custom CNN. </text:p>
        </text:list-item>
      </text:list>
      <text:p text:style-name="Horizontal_20_Line"/>
      <text:h text:style-name="Heading_20_3" text:outline-level="3"><text:span text:style-name="Strong_20_Emphasis">Why This Architecture?</text:span></text:h>
      <text:list text:style-name="L9">
        <text:list-item>
          <text:p text:style-name="P31"><text:span text:style-name="Strong_20_Emphasis">Stacked Convolutions (3x3 Kernels):</text:span> Borrowed from VGGNet, this allows hierarchical feature extraction. </text:p>
        </text:list-item>
        <text:list-item>
          <text:p text:style-name="P31"><text:span text:style-name="Strong_20_Emphasis">Pooling for Downsampling:</text:span> Reduces spatial dimensions to make the model computationally efficient while retaining essential information. </text:p>
        </text:list-item>
        <text:list-item>
          <text:p text:style-name="P31"><text:span text:style-name="Strong_20_Emphasis">Increasing Filters:</text:span> Inspired by both VGGNet and ResNet, progressively increasing the number of filters allows the model to capture more complex features at deeper layers. </text:p>
        </text:list-item>
        <text:list-item>
          <text:p text:style-name="P31"><text:span text:style-name="Strong_20_Emphasis">Fully Connected Layers:</text:span> Common in traditional architectures for final classification, ensuring global feature aggregation. </text:p>
        </text:list-item>
        <text:list-item>
          <text:p text:style-name="P30"><text:span text:style-name="Strong_20_Emphasis">Dropout:</text:span> Reduces overfitting, as discussed in AlexNet and other research. </text:p>
        </text:list-item>
      </text:list>
      <text:p text:style-name="Horizontal_20_Line"/>
      <text:h text:style-name="Heading_20_3" text:outline-level="3"><text:span text:style-name="Strong_20_Emphasis">Summary of Resources</text:span></text:h>
      <text:p text:style-name="Text_20_body">To understand the design of the custom CNN architecture, focus on:</text:p>
      <text:list text:style-name="L10">
        <text:list-item>
          <text:p text:style-name="P33"><text:span text:style-name="Strong_20_Emphasis">AlexNet and VGGNet papers</text:span> for the foundational ideas. </text:p>
        </text:list-item>
        <text:list-item>
          <text:p text:style-name="P33"><text:span text:style-name="Strong_20_Emphasis">ResNet paper</text:span> for insights into progressive depth and filters. </text:p>
        </text:list-item>
        <text:list-item>
          <text:p text:style-name="P33"><text:span text:style-name="Strong_20_Emphasis">Deep Learning textbooks</text:span> for theoretical grounding. </text:p>
        </text:list-item>
        <text:list-item>
          <text:p text:style-name="P33"><text:span text:style-name="Strong_20_Emphasis">Stanford CS231n</text:span> for practical and conceptual understanding. </text:p>
        </text:list-item>
        <text:list-item>
          <text:p text:style-name="P32"><text:span text:style-name="Strong_20_Emphasis">PyTorch tutorials</text:span> for hands-on implementation examples. </text:p>
        </text:list-item>
      </text:list>
      <text:p text:style-name="Text_20_body">By studying these sources, you'll gain a comprehensive understanding of why this architecture works well for your task and how to adapt it further.</text:p>
      <text:p text:style-name="P9"/>
      <text:p text:style-name="P9">Custom CNN has been tailored for <text:span text:style-name="T6">400×400 </text:span><text:span text:style-name="T1">images.</text:span></text:p>
      <text:h text:style-name="Heading_20_1" text:outline-level="1">Pretrained model definition</text:h>
      <text:p text:style-name="P10">ResNet 101 has been used as a tradeoff between the computational requirements and the accuracy of predictions</text:p>
      <text:h text:style-name="Heading_20_1" text:outline-level="1"><text:soft-page-break/>Results analysis</text:h>
      <text:h text:style-name="Heading_20_1" text:outline-level="1">Bibliography</text:h>
      <text:p text:style-name="P1"><text:span text:style-name="T3">[1] </text:span>B. Yao, X. Jiang, A. Khosla, A.L. Lin, L.J. Guibas, and L. Fei-Fei. Human Action Recognition by Learning Bases of Action Attributes and Parts. Internation Conference on Computer Vision (ICCV), Barcelona, Spain. November 6-13, 2011. <text:a xlink:type="simple" xlink:href="http://vision.stanford.edu/Datasets/40actions.html" text:style-name="Internet_20_link" text:visited-style-name="Visited_20_Internet_20_Link">http://vision.stanford.edu/Datasets/40actions.html</text:a></text:p>
      <text:p text:style-name="P1"/>
      <text:p text:style-name="P1"><text:a xlink:type="simple" xlink:href="https://pytorch.org/tutorials/beginner/saving_loading_models.html" text:style-name="Internet_20_link" text:visited-style-name="Visited_20_Internet_20_Link">https://pytorch.org/tutorials/beginner/saving_loading_models.html</text:a> </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1T18:15:28.071000000</meta:creation-date>
    <dc:date>2025-01-01T21:10:09.399000000</dc:date>
    <meta:editing-duration>PT6H36M56S</meta:editing-duration>
    <meta:editing-cycles>11</meta:editing-cycles>
    <meta:generator>LibreOffice/24.2.3.2$Windows_X86_64 LibreOffice_project/433d9c2ded56988e8a90e6b2e771ee4e6a5ab2ba</meta:generator>
    <meta:document-statistic meta:table-count="0" meta:image-count="0" meta:object-count="0" meta:page-count="6" meta:paragraph-count="125" meta:word-count="1437" meta:character-count="9677" meta:non-whitespace-character-count="8376"/>
  </office:meta>
</office:document-meta>
</file>